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F00000099B80EE4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808080" draw:fill-color="#ffffff" draw:textarea-horizontal-align="justify" draw:textarea-vertical-align="top" draw:auto-grow-height="false"/>
    </style:style>
    <style:style style:name="gr7" style:family="graphic" style:parent-style-name="standard">
      <style:graphic-properties draw:stroke="none" svg:stroke-color="#cccccc" draw:fill="none" fo:min-height="0.97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937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.2cm" fo:margin-right="0cm" fo:text-align="center" fo:text-indent="0cm">
        <style:tab-stops>
          <style:tab-stop style:position="0.213cm"/>
        </style:tab-stops>
      </style:paragraph-properties>
    </style:style>
    <style:style style:name="P3" style:family="paragraph">
      <style:paragraph-properties fo:margin-left="0.2cm" fo:margin-right="0cm" fo:text-align="start" fo:text-indent="0cm">
        <style:tab-stops>
          <style:tab-stop style:position="0.213cm"/>
        </style:tab-stops>
      </style:paragraph-properties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4" xml:id="id2" draw:id="id2" draw:layer="layout" svg:width="6.35cm" svg:height="2.081cm" svg:x="7.978cm" svg:y="4.678cm">
          <text:p text:style-name="P1"><text:span text:style-name="T1">Engauge</text:span></text:p>
          <text:list text:style-name="L1">
            <text:list-item>
              <text:p text:style-name="P2"><text:span text:style-name="T2">Define coordinates</text:span></text:p>
            </text:list-item>
            <text:list-item>
              <text:p text:style-name="P3"><text:span text:style-name="T2">Place point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4" xml:id="id1" draw:id="id1" draw:layer="layout" svg:width="3cm" svg:height="2.1cm" svg:x="3.054cm" svg:y="4.66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3" draw:text-style-name="P4" draw:layer="layout" svg:width="2.97cm" svg:height="1.534cm" svg:x="3.084cm" svg:y="4.76cm">
            <draw:image xlink:href="Pictures/10000000000000FF00000099B80EE427.png" xlink:type="simple" xlink:show="embed" xlink:actuate="onLoad">
              <text:p/>
            </draw:image>
          </draw:frame>
          <draw:frame draw:style-name="gr4" draw:text-style-name="P4" draw:layer="layout" svg:width="3.23cm" svg:height="0.963cm" svg:x="2.918cm" svg:y="4.01cm">
            <draw:text-box>
              <text:p text:style-name="P1"><text:span text:style-name="T2">Image File</text:span></text:p>
            </draw:text-box>
          </draw:frame>
        </draw:g>
        <draw:g>
          <draw:custom-shape draw:style-name="gr2" draw:text-style-name="P4" xml:id="id3" draw:id="id3" draw:layer="layout" svg:width="3cm" svg:height="2.1cm" svg:x="16.414cm" svg:y="4.66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5" draw:text-style-name="P5" draw:layer="layout" svg:width="0.858cm" svg:height="2.641cm" svg:x="17.217cm" svg:y="4.501cm">
            <draw:text-box>
              <text:p><text:span text:style-name="T2">1,</text:span></text:p>
              <text:p><text:span text:style-name="T2">2,</text:span></text:p>
              <text:p><text:span text:style-name="T2">3,</text:span></text:p>
              <text:p><text:span text:style-name="T2">4,</text:span></text:p>
              <text:p><text:span text:style-name="T2">.</text:span></text:p>
            </draw:text-box>
          </draw:frame>
          <draw:frame draw:style-name="gr5" draw:text-style-name="P5" draw:layer="layout" svg:width="0.976cm" svg:height="2.641cm" svg:x="17.918cm" svg:y="4.501cm">
            <draw:text-box>
              <text:p><text:span text:style-name="T2">16</text:span></text:p>
              <text:p><text:span text:style-name="T2">25</text:span></text:p>
              <text:p><text:span text:style-name="T2">36</text:span></text:p>
              <text:p><text:span text:style-name="T2">49</text:span></text:p>
              <text:p><text:span text:style-name="T2">.</text:span></text:p>
            </draw:text-box>
          </draw:frame>
          <draw:frame draw:style-name="gr4" draw:text-style-name="P4" draw:layer="layout" svg:width="3.482cm" svg:height="0.963cm" svg:x="16.106cm" svg:y="4.01cm">
            <draw:text-box>
              <text:p text:style-name="P1"><text:span text:style-name="T2">Data File</text:span></text:p>
            </draw:text-box>
          </draw:frame>
        </draw:g>
        <draw:custom-shape draw:style-name="gr6" draw:text-style-name="P4" xml:id="id4" draw:id="id4" draw:layer="layout" svg:width="3cm" svg:height="2.1cm" svg:x="9.754cm" svg:y="7.394cm">
          <text:p text:style-name="P4">011100101001</text:p>
          <text:p text:style-name="P4">101010101110</text:p>
          <text:p text:style-name="P4">011010100011</text:p>
          <text:p text:style-name="P6">10101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frame draw:style-name="gr7" draw:text-style-name="P4" draw:layer="layout" svg:width="3.308cm" svg:height="1.229cm" svg:x="9.754cm" svg:y="9.494cm">
          <draw:text-box>
            <text:p text:style-name="P1"><text:span text:style-name="T2">DIG File</text:span></text:p>
          </draw:text-box>
        </draw:frame>
        <draw:connector draw:style-name="gr8" draw:text-style-name="P4" draw:layer="layout" svg:x1="6.054cm" svg:y1="5.71cm" svg:x2="7.978cm" svg:y2="5.718cm" draw:start-shape="id1" draw:start-glue-point="7" draw:end-shape="id2" draw:end-glue-point="6" svg:d="M6054 5710h963v8h961" svg:viewBox="0 0 1925 9">
          <text:p/>
        </draw:connector>
        <draw:connector draw:style-name="gr8" draw:text-style-name="P4" draw:layer="layout" svg:x1="14.328cm" svg:y1="5.718cm" svg:x2="16.414cm" svg:y2="5.71cm" draw:start-shape="id2" draw:start-glue-point="10" draw:end-shape="id3" draw:end-glue-point="5" svg:d="M14328 5718h1044v-8h1042" svg:viewBox="0 0 2087 9">
          <text:p/>
        </draw:connector>
        <draw:frame draw:style-name="gr4" draw:text-style-name="P4" draw:layer="layout" svg:width="2.89cm" svg:height="0.963cm" svg:x="5.579cm" svg:y="4.797cm">
          <draw:text-box>
            <text:p text:style-name="P1"><text:span text:style-name="T2">Import </text:span></text:p>
          </draw:text-box>
        </draw:frame>
        <draw:frame draw:style-name="gr4" draw:text-style-name="P4" draw:layer="layout" svg:width="2.89cm" svg:height="0.963cm" svg:x="13.766cm" svg:y="4.861cm">
          <draw:text-box>
            <text:p text:style-name="P1"><text:span text:style-name="T2">Export </text:span></text:p>
          </draw:text-box>
        </draw:frame>
        <draw:frame draw:style-name="gr9" draw:text-style-name="P4" draw:layer="layout" svg:width="3.432cm" svg:height="1.207cm" svg:x="12.647cm" svg:y="7.394cm">
          <draw:text-box>
            <text:p text:style-name="P1"><text:span text:style-name="T2">Open</text:span></text:p>
            <text:p text:style-name="P1"><text:span text:style-name="T2">(optional) </text:span></text:p>
          </draw:text-box>
        </draw:frame>
        <draw:frame draw:style-name="gr4" draw:text-style-name="P4" draw:layer="layout" svg:width="3.354cm" svg:height="1.207cm" svg:x="6.4cm" svg:y="7.394cm">
          <draw:text-box>
            <text:p text:style-name="P1"><text:span text:style-name="T2">Save</text:span></text:p>
            <text:p text:style-name="P1"><text:span text:style-name="T2">(optional) </text:span></text:p>
          </draw:text-box>
        </draw:frame>
        <draw:connector draw:style-name="gr10" draw:text-style-name="P4" draw:layer="layout" draw:type="curve" svg:x1="8.908cm" svg:y1="6.455cm" svg:x2="9.754cm" svg:y2="8.444cm" draw:start-shape="id2" draw:start-glue-point="7" draw:end-shape="id4" draw:end-glue-point="5" svg:d="M8908 6455c0 1326 282 1989 846 1989" svg:viewBox="0 0 847 1990">
          <text:p/>
        </draw:connector>
        <draw:connector draw:style-name="gr10" draw:text-style-name="P4" draw:layer="layout" draw:type="curve" svg:x1="12.754cm" svg:y1="8.444cm" svg:x2="13.398cm" svg:y2="6.455cm" draw:start-shape="id4" draw:start-glue-point="7" draw:end-shape="id2" draw:end-glue-point="9" svg:d="M12754 8444c430 0 644-663 644-1989" svg:viewBox="0 0 645 1990">
          <text:p/>
        </draw:connector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22:31:02.641416261</meta:creation-date>
    <dc:date>2016-03-21T23:46:51.237870724</dc:date>
    <meta:editing-duration>PT16M</meta:editing-duration>
    <meta:editing-cycles>8</meta:editing-cycles>
    <meta:generator>LibreOffice/4.2.8.2$Linux_x86 LibreOffice_project/420m0$Build-2</meta:generator>
    <meta:document-statistic meta:object-count="43"/>
  </office:meta>
</office:document-meta>
</file>